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8pt" style:font-size-asian="8pt" style:font-size-complex="8pt" loext:padding="0.049cm" loext:border="0.31pt solid #000000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language="en" fo:country="GB"/>
    </style:style>
    <style:style style:name="T24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officeooo:rsid="0f28d107"/>
    </style:style>
    <style:style style:name="T248" style:family="text">
      <style:text-properties officeooo:rsid="0f981b1c"/>
    </style:style>
    <style:style style:name="T249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2.04 LTS</text:user-field-get></text:span></text:span><text:span text:style-name="Strong_20_Emphasis"><text:span text:style-name="T124"><text:note text:id="ftn1" text:note-class="footnote"><text:note-citation>1</text:note-citation><text:note-body><text:p text:style-name="P84"><text:span text:style-name="T163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5"><text:s/></text:span><text:span text:style-name="Strong_20_Emphasis"><text:span text:style-name="T168"><text:user-field-get text:name="Distro">Ubuntu</text:user-field-get></text:span></text:span><text:span text:style-name="T164"><text:s/></text:span><text:span text:style-name="T169"><text:user-field-get text:name="Version">22.04 LTS</text:user-field-get></text:span><text:span text:style-name="T169"><text:s/></text:span><text:span text:style-name="Strong_20_Emphasis"><text:span text:style-name="T103"><text:user-field-get text:name="Edition">Desktop</text:user-field-get></text:span></text:span><text:span text:style-name="T163"><text:s/>(codenamed </text:span><text:span text:style-name="T167">j</text:span><text:span text:style-name="T163">ammy) will be </text:span><text:span text:style-name="T166">supported</text:span><text:span text:style-name="T163"> for five years until April 2027.</text:span></text:p></text:note-body></text:note></text:span></text:span><text:span text:style-name="Strong_20_Emphasis"><text:span text:style-name="T125"><text:s/></text:span></text:span><text:span text:style-name="Strong_20_Emphasis"><text:span text:style-name="T126"><text:user-field-get text:name="Edition">Desktop</text:user-field-get></text:span></text:span><text:span text:style-name="Strong_20_Emphasis"><text:span text:style-name="T127">.</text:span></text:span></text:p>
      <text:p text:style-name="P20"/>
      <text:p text:style-name="P10"><text:span text:style-name="T142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2"> behind the </text:span><text:span text:style-name="T151">underlined</text:span><text:span text:style-name="T143"> </text:span><text:span text:style-name="T142">words, see [explanation]:</text:span></text:p>
      <text:p text:style-name="P8"><text:span text:style-name="Definition"><text:span text:style-name="T246">user</text:span></text:span><text:span text:style-name="T200"><text:tab/><text:tab/></text:span><text:span text:style-name="T210"> <text:tab/><text:tab/><text:tab/></text:span><text:span text:style-name="T201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211">na</text:span><text:span text:style-name="T213">me,</text:span><text:span text:style-name="T211"> </text:span><text:span text:style-name="T213">e.g.</text:span><text:span text:style-name="T211"> </text:span><text:span text:style-name="T212">J</text:span><text:span text:style-name="T217">a</text:span><text:span text:style-name="T212">n </text:span><text:span text:style-name="T217">Jansen</text:span><text:span text:style-name="T218">]</text:span></text:p>
      <text:p text:style-name="P60"><text:span text:style-name="Definition"><text:span text:style-name="T216">USER</text:span></text:span><text:span text:style-name="Definition"><text:span text:style-name="T245">na</text:span></text:span><text:span text:style-name="Definition"><text:span text:style-name="T247">me</text:span></text:span><text:span text:style-name="T215"><text:tab/><text:tab/><text:tab/></text:span><text:span text:style-name="T215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7"><text:span text:style-name="Definition"><text:span text:style-name="T245">COMPUTERNA</text:span></text:span><text:span text:style-name="Definition"><text:span text:style-name="T247">me</text:span></text:span><text:span text:style-name="T219"><text:tab/></text:span><text:span text:style-name="T245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5"><text:tab/></text:span><text:span text:style-name="T220">[</text:span><text:span text:style-name="T221">na</text:span><text:span text:style-name="T225">me of the</text:span><text:span text:style-name="T221"> compute</text:span><text:span text:style-name="T222">r, </text:span><text:span text:style-name="T225">e.g.</text:span><text:span text:style-name="T223"> </text:span><text:span text:style-name="T224">pc02</text:span><text:span text:style-name="T220">]</text:span></text:p>
      <text:p text:style-name="P11"><text:span text:style-name="Definition"><text:span text:style-name="T227">USER</text:span></text:span><text:span text:style-name="T226"><text:tab/><text:tab/></text:span><text:span text:style-name="T210"> <text:tab/><text:tab/><text:tab/></text:span><text:span text:style-name="T201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214">]</text:span></text:p>
      <text:p text:style-name="P89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</text:span></text:span><text:span text:style-name="T215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5"><text:tab/></text:span><text:span text:style-name="T231">[</text:span><text:span text:style-name="T232">user</text:span><text:span text:style-name="T230"> </text:span><text:span text:style-name="T235">na</text:span><text:span text:style-name="T236">me</text:span><text:span text:style-name="T235"> possibly </text:span><text:span text:style-name="T237">addit</text:span><text:span text:style-name="T239">i</text:span><text:span text:style-name="T237">onal </text:span><text:span text:style-name="T238">user</text:span><text:span text:style-name="T234">]</text:span></text:p>
      <text:p text:style-name="P9"><text:span text:style-name="T136">Replace the </text:span><text:span text:style-name="T150">underlined</text:span><text:span text:style-name="T136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6">.</text:span></text:p>
      <text:p text:style-name="P46"/>
      <text:p text:style-name="P46"/>
      <text:p text:style-name="P6"><text:span text:style-name="T146">Not yet on Linux?</text:span><text:span text:style-name="T137"><text:tab/></text:span><text:span text:style-name="T144"><text:tab/></text:span><text:span text:style-name="T145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41">n</text:span><text:span text:style-name="T13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39"> </text:span><text:span text:style-name="T141">u</text:span><text:span text:style-name="T139">nder </text:span><text:span text:style-name="T147">Linux</text:span><text:span text:style-name="T140">.</text:span></text:p>
      <text:p text:style-name="P44"><text:span text:style-name="T170">New installation?</text:span><text:span text:style-name="T172"><text:tab/></text:span><text:span text:style-name="T174"></text:span><text:span text:style-name="T175"><text:tab/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27"/>
      <text:p text:style-name="P27"/>
      <text:list xml:id="list3181149090" text:style-name="L1">
        <text:list-item>
          <text:p text:style-name="P92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0">Login any additional </text:span></text:span><text:span text:style-name="Definition"><text:span text:style-name="T244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Debian package kz places scripts for installing and managing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91217654827297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2">Boot the computer from</text:span><text:span text:style-name="T160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49">F9, </text:span>F10, F11, or F12.</text:p></text:note-body></text:note></text:span><text:span text:style-name="T152"> an</text:span><text:span text:style-name="T156"> </text:span><text:span text:style-name="Strong_20_Emphasis"><text:span text:style-name="T130"><text:user-field-get text:name="Distro">Ubuntu</text:user-field-get></text:span></text:span><text:span text:style-name="T159"><text:s/></text:span><text:span text:style-name="T131"><text:user-field-get text:name="Version">22.04 LTS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8"><text:user-field-get text:name="Distro">Ubuntu</text:user-field-get></text:span></text:span><text:span text:style-name="Strong_20_Emphasis"><text:span text:style-name="T168"><text:s/></text:span></text:span><text:span text:style-name="T17">without modifying any files on the hard drive and also allows installation of </text:span><text:span text:style-name="Strong_20_Emphasis"><text:span text:style-name="T168"><text:user-field-get text:name="Distro">Ubuntu</text:user-field-get></text:span></text:span><text:span text:style-name="Strong_20_Emphasis"><text:span text:style-name="T168">.</text:span></text:span></text:p></text:note-body></text:note></text:span><text:span text:style-name="T152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0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Version">22.04 LTS</text:user-field-get></text:span></text:span><text:span text:style-name="Strong_20_Emphasis"><text:span text:style-name="T97"><text:s/>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2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32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4">C</text:span><text:span text:style-name="T155">lick</text:span><text:span text:style-name="T154"> </text:span><text:span text:style-name="T158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6">Follow the instructions on the </text:span></text:span><text:span text:style-name="Strong_20_Emphasis"><text:span text:style-name="T117">installation </text:span></text:span><text:span text:style-name="Strong_20_Emphasis"><text:span text:style-name="T116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0">At</text:span><text:span text:style-name="T186"> </text:span><text:span text:style-name="T192">Who are you?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84">E</text:span></text:span><text:span text:style-name="T186">nter your </text:span><text:span text:style-name="T193">Your n</text:span><text:span text:style-name="T192">ame </text:span><text:span text:style-name="Definition"><text:span text:style-name="T13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1">password</text:span></text:span><text:span text:style-name="Strong_20_Emphasis"><text:span text:style-name="T180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191216972329822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8">Follow the instructions on the </text:span></text:span><text:span text:style-name="Strong_20_Emphasis"><text:span text:style-name="T119">welcome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Debian package kz places scripts for installing and managing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91218271174178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4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7">Login any additional </text:span></text:span><text:span text:style-name="Definition"><text:span text:style-name="T243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78">End of checklist,</text:span><text:span text:style-name="T179"> </text:span><text:span text:style-name="Strong_20_Emphasis"><text:span text:style-name="T128"><text:user-field-get text:name="Distro">Ubuntu</text:user-field-get></text:span></text:span><text:span text:style-name="T177"><text:s/></text:span><text:span text:style-name="T176"><text:user-field-get text:name="Version">22.04 LTS</text:user-field-get></text:span><text:span text:style-name="Strong_20_Emphasis"><text:span text:style-name="T129"><text:s/>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78">installation is complete.</text:span></text:p>
      <text:p text:style-name="P19"/>
      <text:p text:style-name="P12"><text:span text:style-name="Emphasis"><text:span text:style-name="T197">Written</text:span></text:span><text:span text:style-name="Emphasis"><text:span text:style-name="T195"> </text:span></text:span><text:span text:style-name="Emphasis"><text:span text:style-name="T197">by</text:span></text:span><text:span text:style-name="Emphasis"><text:span text:style-name="T19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" text:style-name="Internet_20_link" text:visited-style-name="Visited_20_Internet_20_Link"><text:span text:style-name="Emphasis"><text:span text:style-name="T198">CC0 1.0 Universal</text:span></text:span></text:a><text:span text:style-name="Emphasis"><text:span text:style-name="T195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1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9-27T19:12:16.137148062">27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2:15.913361467</dc:date>
    <meta:keyword>Installatie</meta:keyword>
    <meta:keyword>Checklist</meta:keyword>
    <meta:keyword>Linux</meta:keyword>
    <meta:editing-cycles>6777</meta:editing-cycles>
    <meta:editing-duration>P11DT21H35M3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11" meta:character-count="3735" meta:non-whitespace-character-count="3163"/>
    <meta:user-defined meta:name="Info 1"/>
    <meta:user-defined meta:name="Info 2"/>
    <meta:user-defined meta:name="Info 3"/>
    <meta:user-defined meta:name="Info 4"/>
  </office:meta>
</office:document-meta>
</file>